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3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5360099862094405106" text:style-name="L1">
        <text:list-item>
          <text:p text:style-name="P8"><text:a xlink:type="simple" xlink:href="http://www.reading-buses.co.uk/">http://www.reading-buses.co.uk/</text:a> </text:p>
        </text:list-item>
      </text:list>
      <text:p text:style-name="Standard"/>
      <text:list xml:id="list31727792" text:continue-numbering="true" text:style-name="L1">
        <text:list-item>
          <text:p text:style-name="P8"><text:a xlink:type="simple" xlink:href="https://tfl.gov.uk/maps/bus">https://tfl.gov.uk/maps/bus</text:a> </text:p>
        </text:list-item>
      </text:list>
      <text:p text:style-name="Standard"/>
      <text:list xml:id="list31719498" text:continue-numbering="true" text:style-name="L1">
        <text:list-item>
          <text:p text:style-name="P8"><text:a xlink:type="simple" xlink:href="http://www.metrolink.co.uk/Pages/default.aspx">http://www.metrolink.co.uk/Pages/default.aspx</text:a> </text:p>
        </text:list-item>
      </text:list>
      <text:p text:style-name="Standard"/>
      <text:list xml:id="list31723015" text:continue-numbering="true" text:style-name="L1">
        <text:list-item>
          <text:p text:style-name="P9"><text:a xlink:type="simple" xlink:href="http://www.ratb.ro/">http://www.ratb.ro/</text:a> </text:p>
        </text:list-item>
      </text:list>
      <text:p text:style-name="Standard"/>
      <text:list xml:id="list31721952" text:continue-numbering="true" text:style-name="L1">
        <text:list-item>
          <text:p text:style-name="P9"><text:a xlink:type="simple" xlink:href="http://nxbus.co.uk/the-metro/">http://nxbus.co.uk/the-metro/</text:a> </text:p>
        </text:list-item>
      </text:list>
      <text:p text:style-name="Standard"/>
      <text:list xml:id="list31713051" text:continue-numbering="true" text:style-name="L1">
        <text:list-item>
          <text:p text:style-name="P8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31710549" text:continue-numbering="true" text:style-name="L1">
        <text:list-item>
          <text:p text:style-name="P8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1723615" text:continue-numbering="true" text:style-name="L1">
        <text:list-item>
          <text:p text:style-name="P8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4"/>
      <text:list xml:id="list2191539941958329090" text:style-name="L2">
        <text:list-item>
          <text:p text:style-name="P10">Use Transport for London website</text:p>
        </text:list-item>
      </text:list>
      <text:p text:style-name="P4"/>
      <text:list xml:id="list31700946" text:continue-numbering="true" text:style-name="L2">
        <text:list-item>
          <text:p text:style-name="P10">Make the navBar higher, lets say 60px</text:p>
        </text:list-item>
      </text:list>
      <text:p text:style-name="Standard"/>
      <text:list xml:id="list31701686" text:continue-list="list31723615" text:style-name="L1">
        <text:list-item>
          <text:p text:style-name="P8">Two pages: Home and <text:s/>Route details</text:p>
        </text:list-item>
      </text:list>
      <text:p text:style-name="Standard"/>
      <text:list xml:id="list31708556" text:continue-numbering="true" text:style-name="L1">
        <text:list-item>
          <text:p text:style-name="P8">Route details will have: Stations list, the route of a bus, details of a station, timetable etc.</text:p>
        </text:list-item>
      </text:list>
      <text:p text:style-name="Standard"/>
      <text:list xml:id="list31698165" text:continue-numbering="true" text:style-name="L1">
        <text:list-item>
          <text:p text:style-name="P11">Maybe add some cookies</text:p>
        </text:list-item>
      </text:list>
      <text:p text:style-name="Standard"/>
      <text:list xml:id="list31700911" text:continue-numbering="true" text:style-name="L1">
        <text:list-item>
          <text:p text:style-name="P8">Make the Responsive part as you work on it, do not leave it for the end</text:p>
        </text:list-item>
      </text:list>
      <text:p text:style-name="P1"/>
      <text:list xml:id="list31722144" text:continue-numbering="true" text:style-name="L1">
        <text:list-item>
          <text:p text:style-name="P12">Make a detailed ticket purchase form</text:p>
        </text:list-item>
      </text:list>
      <text:p text:style-name="P6"/>
      <text:list xml:id="list31721125" text:continue-numbering="true" text:style-name="L1">
        <text:list-item>
          <text:p text:style-name="P13">Use &lt;label&gt;, never placeholder to replace a label</text:p>
        </text:list-item>
      </text:list>
      <text:p text:style-name="P1"/>
      <text:list xml:id="list31721860" text:continue-numbering="true" text:style-name="L1">
        <text:list-item>
          <text:p text:style-name="P8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7"/>
      <text:list xml:id="list6130073674158002854" text:style-name="L3">
        <text:list-item>
          <text:p text:style-name="P15">a list with all bus numbers (you have it on the front page)</text:p>
        </text:list-item>
      </text:list>
      <text:p text:style-name="P5"/>
      <text:list xml:id="list31710165" text:continue-numbering="true" text:style-name="L3">
        <text:list-item>
          <text:p text:style-name="P15">when you click on the bus number, it will show you the stations it has</text:p>
        </text:list-item>
      </text:list>
      <text:p text:style-name="P5"/>
      <text:list xml:id="list31708434" text:continue-numbering="true" text:style-name="L3">
        <text:list-item>
          <text:p text:style-name="P15">when you click a station it will show you information about the station (timetable, what other buses pass through that station)</text:p>
        </text:list-item>
      </text:list>
      <text:p text:style-name="P5"/>
      <text:list xml:id="list31708674" text:continue-numbering="true" text:style-name="L3">
        <text:list-item>
          <text:p text:style-name="P15"><text:soft-page-break/>make also a timetable file with the hours of each bus</text:p>
        </text:list-item>
      </text:list>
      <text:p text:style-name="P7"/>
      <text:p text:style-name="P2"/>
      <text:p text:style-name="P3"><text:span text:style-name="T1"><text:tab/></text:span>TO TRANSLATE</text:p>
      <text:p text:style-name="P2"/>
      <text:p text:style-name="P2"/>
      <text:list xml:id="list4362693879460098803" text:style-name="L4">
        <text:list-item>
          <text:p text:style-name="P14">Button menu: Home, Fares and Tickets, Offers, Jobs, About Us, Contact</text:p>
        </text:list-item>
        <text:list-item>
          <text:p text:style-name="P14">Seacrh Bar with a button that says: SEARCH</text:p>
        </text:list-item>
        <text:list-item>
          <text:p text:style-name="P14">Back button with BACK</text:p>
        </text:list-item>
        <text:list-item>
          <text:p text:style-name="P14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1M2S</meta:editing-duration>
    <meta:editing-cycles>105</meta:editing-cycles>
    <meta:generator>OpenOffice/4.0.1$Win32 OpenOffice.org_project/401m5$Build-9714</meta:generator>
    <dc:date>2016-09-21T11:53:50.56</dc:date>
    <dc:creator>Vlad Mocanu</dc:creator>
    <meta:document-statistic meta:table-count="0" meta:image-count="0" meta:object-count="0" meta:page-count="2" meta:paragraph-count="28" meta:word-count="227" meta:character-count="1386"/>
    <meta:user-defined meta:name="Info 1"/>
    <meta:user-defined meta:name="Info 2"/>
    <meta:user-defined meta:name="Info 3"/>
    <meta:user-defined meta:name="Info 4"/>
  </office:meta>
</office:document-meta>
</file>